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"/>
  <manifest:file-entry manifest:full-path="ObjectReplacements/Object 7" manifest:media-type=""/>
  <manifest:file-entry manifest:full-path="ObjectReplacements/Object 16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601cm" table:align="margins"/>
    </style:style>
    <style:style style:name="Tableau1.A" style:family="table-column">
      <style:table-column-properties style:column-width="6.8cm" style:rel-column-width="32763*"/>
    </style:style>
    <style:style style:name="Tableau1.B" style:family="table-column">
      <style:table-column-properties style:column-width="6.802cm" style:rel-column-width="32772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3.601cm" table:align="margins"/>
    </style:style>
    <style:style style:name="Tableau2.A" style:family="table-column">
      <style:table-column-properties style:column-width="6.8cm" style:rel-column-width="32763*"/>
    </style:style>
    <style:style style:name="Tableau2.B" style:family="table-column">
      <style:table-column-properties style:column-width="6.802cm" style:rel-column-width="32772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Comic Sans MS" fo:font-size="10pt" officeooo:rsid="0000667f" officeooo:paragraph-rsid="0000667f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omic Sans MS" fo:font-size="10pt" officeooo:rsid="0000667f" officeooo:paragraph-rsid="0000667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weight="bold" officeooo:rsid="0000667f" officeooo:paragraph-rsid="0000667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mic Sans MS" fo:font-weight="normal" officeooo:rsid="0000667f" officeooo:paragraph-rsid="0000667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font-weight="normal" officeooo:rsid="0003091f" officeooo:paragraph-rsid="0003091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weight="normal" officeooo:rsid="0003091f" officeooo:paragraph-rsid="000355f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mic Sans MS" fo:font-weight="normal" officeooo:rsid="00032733" officeooo:paragraph-rsid="0003273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mic Sans MS" fo:font-weight="normal" officeooo:rsid="00032733" officeooo:paragraph-rsid="000355f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mic Sans MS" fo:font-weight="normal" officeooo:rsid="0000667f" officeooo:paragraph-rsid="0000667f" style:font-weight-asian="normal" style:font-weight-complex="normal"/>
    </style:style>
    <style:style style:name="T1" style:family="text">
      <style:text-properties style:font-name="Comic Sans MS" fo:font-weight="normal" officeooo:rsid="0000667f" style:font-weight-asian="normal" style:font-weight-complex="normal"/>
    </style:style>
    <style:style style:name="T2" style:family="text">
      <style:text-properties officeooo:rsid="0003091f"/>
    </style:style>
    <style:style style:name="T3" style:family="text">
      <style:text-properties officeooo:rsid="00032733"/>
    </style:style>
    <style:style style:name="T4" style:family="text">
      <style:text-properties officeooo:rsid="000355f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TSTI2DA</text:p>
            <text:p text:style-name="P1">Nom : </text:p>
            <text:p text:style-name="P1"/>
          </table:table-cell>
          <table:table-cell table:style-name="Tableau1.A1" office:value-type="string">
            <text:p text:style-name="P2">Le <text:span text:style-name="T2">28</text:span>/09/20</text:p>
          </table:table-cell>
        </table:table-row>
      </table:table>
      <text:p text:style-name="P3">Interrogation de mathématiques</text:p>
      <text:p text:style-name="P4"/>
      <text:p text:style-name="P5">Soit <draw:frame draw:style-name="fr1" draw:name="Objet1" text:anchor-type="as-char" svg:y="-0.466cm" svg:width="0.921cm" svg:height="0.693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la suite arithmétique de premier terme </text:span><text:span text:style-name="T3"><draw:frame draw:style-name="fr1" draw:name="Objet6" text:anchor-type="as-char" svg:y="-0.466cm" svg:width="1.349cm" svg:height="0.693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3"><text:s/>et de raison </text:span><text:span text:style-name="T3"><draw:frame draw:style-name="fr1" draw:name="Objet2" text:anchor-type="as-char" svg:y="-0.466cm" svg:width="1.369cm" svg:height="0.58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.</text:span></text:p>
      <text:p text:style-name="P7">1) Calculer <draw:frame draw:style-name="fr1" draw:name="Objet7" text:anchor-type="as-char" svg:y="-0.466cm" svg:width="0.674cm" svg:height="0.589cm" draw:z-index="3"><draw:object xlink:href="./Object 7" xlink:type="simple" xlink:show="embed" xlink:actuate="onLoad"/><draw:image xlink:href="./ObjectReplacements/Object 7" xlink:type="simple" xlink:show="embed" xlink:actuate="onLoad"/></draw:frame><text:s/>et <draw:frame draw:style-name="fr1" draw:name="Objet9" text:anchor-type="as-char" svg:y="-0.466cm" svg:width="0.674cm" svg:height="0.589cm" draw:z-index="4"><draw:object xlink:href="./Object 9" xlink:type="simple" xlink:show="embed" xlink:actuate="onLoad"/><draw:image xlink:href="./ObjectReplacements/Object 9" xlink:type="simple" xlink:show="embed" xlink:actuate="onLoad"/></draw:frame>.</text:p>
      <text:p text:style-name="P7">2) Pour tout entier naturel n, exprimer <draw:frame draw:style-name="fr1" draw:name="Objet10" text:anchor-type="as-char" svg:y="-0.466cm" svg:width="0.887cm" svg:height="0.693cm" draw:z-index="5"><draw:object xlink:href="./Object 10" xlink:type="simple" xlink:show="embed" xlink:actuate="onLoad"/><draw:image xlink:href="./ObjectReplacements/Object 10" xlink:type="simple" xlink:show="embed" xlink:actuate="onLoad"/></draw:frame><text:s/>en fonction de <draw:frame draw:style-name="fr1" draw:name="Objet11" text:anchor-type="as-char" svg:y="-0.466cm" svg:width="0.601cm" svg:height="0.693cm" draw:z-index="6"><draw:object xlink:href="./Object 11" xlink:type="simple" xlink:show="embed" xlink:actuate="onLoad"/><draw:image xlink:href="./ObjectReplacements/Object 11" xlink:type="simple" xlink:show="embed" xlink:actuate="onLoad"/></draw:frame>.</text:p>
      <text:p text:style-name="P7">3) Pour tout entier naturel n, exprimer <draw:frame draw:style-name="fr1" draw:name="Objet12" text:anchor-type="as-char" svg:y="-0.466cm" svg:width="0.601cm" svg:height="0.693cm" draw:z-index="7"><draw:object xlink:href="./Object 12" xlink:type="simple" xlink:show="embed" xlink:actuate="onLoad"/><draw:image xlink:href="./ObjectReplacements/Object 12" xlink:type="simple" xlink:show="embed" xlink:actuate="onLoad"/><svg:desc>formule</svg:desc></draw:frame><text:s/>en fonction de n .</text:p>
      <text:p text:style-name="P7">4) Donner la valeur de <draw:frame draw:style-name="fr1" draw:name="Objet13" text:anchor-type="as-char" svg:y="-0.466cm" svg:width="0.767cm" svg:height="0.693cm" draw:z-index="8"><draw:object xlink:href="./Object 13" xlink:type="simple" xlink:show="embed" xlink:actuate="onLoad"/><draw:image xlink:href="./ObjectReplacements/Object 13" xlink:type="simple" xlink:show="embed" xlink:actuate="onLoad"/></draw:frame><text:s/>et <draw:frame draw:style-name="fr1" draw:name="Objet14" text:anchor-type="as-char" svg:y="-0.466cm" svg:width="0.723cm" svg:height="0.693cm" draw:z-index="9"><draw:object xlink:href="./Object 14" xlink:type="simple" xlink:show="embed" xlink:actuate="onLoad"/><draw:image xlink:href="./ObjectReplacements/Object 14" xlink:type="simple" xlink:show="embed" xlink:actuate="onLoad"/></draw:frame>.</text:p>
      <text:p text:style-name="P7">5) Calculer la somme des <text:span text:style-name="T4">3</text:span>1 premiers termes de cette suit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TSTI2DA</text:p>
            <text:p text:style-name="P1">Nom : </text:p>
            <text:p text:style-name="P1"/>
          </table:table-cell>
          <table:table-cell table:style-name="Tableau2.A1" office:value-type="string">
            <text:p text:style-name="P2">Le <text:span text:style-name="T2">28</text:span>/09/20</text:p>
          </table:table-cell>
        </table:table-row>
      </table:table>
      <text:p text:style-name="P3">Interrogation de mathématiques</text:p>
      <text:p text:style-name="P4"/>
      <text:p text:style-name="P6">Soit <draw:frame draw:style-name="fr1" draw:name="Objet3" text:anchor-type="as-char" svg:y="-0.466cm" svg:width="0.921cm" svg:height="0.693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3">la suite arithmétique de premier terme </text:span><text:span text:style-name="T3"><draw:frame draw:style-name="fr1" draw:name="Objet4" text:anchor-type="as-char" svg:y="-0.466cm" svg:width="1.249cm" svg:height="0.693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3"><text:s/>et de raison </text:span><text:span text:style-name="T3"><draw:frame draw:style-name="fr1" draw:name="Objet5" text:anchor-type="as-char" svg:y="-0.466cm" svg:width="1.388cm" svg:height="0.589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3">.</text:span></text:p>
      <text:p text:style-name="P8">1) Calculer <draw:frame draw:style-name="fr1" draw:name="Objet8" text:anchor-type="as-char" svg:y="-0.466cm" svg:width="0.674cm" svg:height="0.589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text:s/>et <draw:frame draw:style-name="fr1" draw:name="Objet15" text:anchor-type="as-char" svg:y="-0.466cm" svg:width="0.674cm" svg:height="0.589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.</text:p>
      <text:p text:style-name="P8">2) Pour tout entier naturel n, exprimer <draw:frame draw:style-name="fr1" draw:name="Objet16" text:anchor-type="as-char" svg:y="-0.466cm" svg:width="0.887cm" svg:height="0.693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s/>en fonction de <draw:frame draw:style-name="fr1" draw:name="Objet17" text:anchor-type="as-char" svg:y="-0.466cm" svg:width="0.601cm" svg:height="0.693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.</text:p>
      <text:p text:style-name="P8">3) Pour tout entier naturel n, exprimer <draw:frame draw:style-name="fr1" draw:name="Objet18" text:anchor-type="as-char" svg:y="-0.466cm" svg:width="0.601cm" svg:height="0.693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text:s/>en fonction de n .</text:p>
      <text:p text:style-name="P8">4) Donner la valeur de <draw:frame draw:style-name="fr1" draw:name="Objet19" text:anchor-type="as-char" svg:y="-0.466cm" svg:width="0.774cm" svg:height="0.693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text:s/>et <draw:frame draw:style-name="fr1" draw:name="Objet20" text:anchor-type="as-char" svg:y="-0.466cm" svg:width="0.73cm" svg:height="0.693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.</text:p>
      <text:p text:style-name="P8"><text:span text:style-name="T1">5) Calculer la somme des </text:span><text:span text:style-name="T4">4</text:span><text:span text:style-name="T1">1 premiers termes de cette sui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4:15:50.976000000</meta:creation-date>
    <dc:date>2021-09-15T14:23:05.580066928</dc:date>
    <meta:editing-duration>PT7M41S</meta:editing-duration>
    <meta:editing-cycles>5</meta:editing-cycles>
    <meta:generator>LibreOffice/6.4.3.2$Linux_X86_64 LibreOffice_project/40$Build-2</meta:generator>
    <meta:document-statistic meta:table-count="2" meta:image-count="0" meta:object-count="20" meta:page-count="1" meta:paragraph-count="20" meta:word-count="128" meta:character-count="666" meta:non-whitespace-character-count="546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0/content.xml><?xml version="1.0" encoding="utf-8"?>
<math xmlns="http://www.w3.org/1998/Math/MathML" display="block">
  <semantics>
    <msub>
      <mi>u</mi>
      <mrow>
        <mi>n</mi>
        <mo stretchy="false">+</mo>
        <mn>1</mn>
      </mrow>
    </msub>
    <annotation encoding="StarMath 5.0">u_{n+1}</annotation>
  </semantics>
</math>
</file>

<file path=Object 11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12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13/content.xml><?xml version="1.0" encoding="utf-8"?>
<math xmlns="http://www.w3.org/1998/Math/MathML" display="block">
  <semantics>
    <msub>
      <mi>u</mi>
      <mn>30</mn>
    </msub>
    <annotation encoding="StarMath 5.0">u_30</annotation>
  </semantics>
</math>
</file>

<file path=Object 14/content.xml><?xml version="1.0" encoding="utf-8"?>
<math xmlns="http://www.w3.org/1998/Math/MathML" display="block">
  <semantics>
    <msub>
      <mi>u</mi>
      <mn>31</mn>
    </msub>
    <annotation encoding="StarMath 5.0">u_31</annotation>
  </semantics>
</math>
</file>

<file path=Object 15/content.xml><?xml version="1.0" encoding="utf-8"?>
<math xmlns="http://www.w3.org/1998/Math/MathML" display="block">
  <semantics>
    <mrow>
      <mi>u</mi>
      <mn>₂</mn>
    </mrow>
    <annotation encoding="StarMath 5.0">u₂</annotation>
  </semantics>
</math>
</file>

<file path=Object 16/content.xml><?xml version="1.0" encoding="utf-8"?>
<math xmlns="http://www.w3.org/1998/Math/MathML" display="block">
  <semantics>
    <msub>
      <mi>u</mi>
      <mrow>
        <mi>n</mi>
        <mo stretchy="false">+</mo>
        <mn>1</mn>
      </mrow>
    </msub>
    <annotation encoding="StarMath 5.0">u_{n+1}</annotation>
  </semantics>
</math>
</file>

<file path=Object 17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18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19/content.xml><?xml version="1.0" encoding="utf-8"?>
<math xmlns="http://www.w3.org/1998/Math/MathML" display="block">
  <semantics>
    <msub>
      <mi>u</mi>
      <mn>40</mn>
    </msub>
    <annotation encoding="StarMath 5.0">u_40</annotation>
  </semantics>
</math>
</file>

<file path=Object 2/content.xml><?xml version="1.0" encoding="utf-8"?>
<math xmlns="http://www.w3.org/1998/Math/MathML" display="block">
  <semantics>
    <mrow>
      <mi>r</mi>
      <mo stretchy="false">=</mo>
      <mrow>
        <mo stretchy="false">−</mo>
        <mn>3</mn>
      </mrow>
    </mrow>
    <annotation encoding="StarMath 5.0">r=-3</annotation>
  </semantics>
</math>
</file>

<file path=Object 20/content.xml><?xml version="1.0" encoding="utf-8"?>
<math xmlns="http://www.w3.org/1998/Math/MathML" display="block">
  <semantics>
    <msub>
      <mi>u</mi>
      <mn>41</mn>
    </msub>
    <annotation encoding="StarMath 5.0">u_41</annotation>
  </semantics>
</math>
</file>

<file path=Object 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4/content.xml><?xml version="1.0" encoding="utf-8"?>
<math xmlns="http://www.w3.org/1998/Math/MathML" display="block">
  <semantics>
    <mrow>
      <msub>
        <mi>u</mi>
        <mn>0</mn>
      </msub>
      <mo stretchy="false">=</mo>
      <mn>7</mn>
    </mrow>
    <annotation encoding="StarMath 5.0">u_0=7</annotation>
  </semantics>
</math>
</file>

<file path=Object 5/content.xml><?xml version="1.0" encoding="utf-8"?>
<math xmlns="http://www.w3.org/1998/Math/MathML" display="block">
  <semantics>
    <mrow>
      <mi>r</mi>
      <mo stretchy="false">=</mo>
      <mrow>
        <mo stretchy="false">−</mo>
        <mn>4</mn>
      </mrow>
    </mrow>
    <annotation encoding="StarMath 5.0">r=-4</annotation>
  </semantics>
</math>
</file>

<file path=Object 6/content.xml><?xml version="1.0" encoding="utf-8"?>
<math xmlns="http://www.w3.org/1998/Math/MathML" display="block">
  <semantics>
    <mrow>
      <msub>
        <mi>u</mi>
        <mn>0</mn>
      </msub>
      <mo stretchy="false">=</mo>
      <mn>11</mn>
    </mrow>
    <annotation encoding="StarMath 5.0">u_0=11</annotation>
  </semantics>
</math>
</file>

<file path=Object 7/content.xml><?xml version="1.0" encoding="utf-8"?>
<math xmlns="http://www.w3.org/1998/Math/MathML" display="block">
  <semantics>
    <mrow>
      <mi>u</mi>
      <mn>₁</mn>
    </mrow>
    <annotation encoding="StarMath 5.0">u₁</annotation>
  </semantics>
</math>
</file>

<file path=Object 8/content.xml><?xml version="1.0" encoding="utf-8"?>
<math xmlns="http://www.w3.org/1998/Math/MathML" display="block">
  <semantics>
    <mrow>
      <mi>u</mi>
      <mn>₁</mn>
    </mrow>
    <annotation encoding="StarMath 5.0">u₁</annotation>
  </semantics>
</math>
</file>

<file path=Object 9/content.xml><?xml version="1.0" encoding="utf-8"?>
<math xmlns="http://www.w3.org/1998/Math/MathML" display="block">
  <semantics>
    <mrow>
      <mi>u</mi>
      <mn>₂</mn>
    </mrow>
    <annotation encoding="StarMath 5.0">u₂</annotation>
  </semantics>
</math>
</file>